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8889in"/>
    </style:style>
    <style:style style:name="Table1.C" style:family="table-column">
      <style:table-column-properties style:column-width="3.1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1497" officeooo:paragraph-rsid="00091497"/>
    </style:style>
    <style:style style:name="P2" style:family="paragraph" style:parent-style-name="Standard">
      <style:text-properties fo:language="cs" fo:country="CZ" officeooo:rsid="00091497" officeooo:paragraph-rsid="00091497"/>
    </style:style>
    <style:style style:name="P3" style:family="paragraph" style:parent-style-name="Standard">
      <style:text-properties fo:language="cs" fo:country="CZ" officeooo:rsid="00091497" officeooo:paragraph-rsid="0009f9a8"/>
    </style:style>
    <style:style style:name="P4" style:family="paragraph" style:parent-style-name="Standard">
      <style:text-properties fo:language="cs" fo:country="CZ" officeooo:rsid="0009f9a8" officeooo:paragraph-rsid="0009f9a8"/>
    </style:style>
    <style:style style:name="P5" style:family="paragraph" style:parent-style-name="Standard">
      <style:text-properties fo:language="cs" fo:country="CZ" officeooo:rsid="000bcab6" officeooo:paragraph-rsid="000bcab6"/>
    </style:style>
    <style:style style:name="P6" style:family="paragraph" style:parent-style-name="Standard">
      <style:text-properties fo:language="cs" fo:country="CZ" officeooo:rsid="000bcab6" officeooo:paragraph-rsid="000d547f"/>
    </style:style>
    <style:style style:name="P7" style:family="paragraph" style:parent-style-name="Standard">
      <style:text-properties fo:language="cs" fo:country="CZ" officeooo:rsid="000d547f" officeooo:paragraph-rsid="000d547f"/>
    </style:style>
    <style:style style:name="P8" style:family="paragraph" style:parent-style-name="Standard">
      <style:text-properties fo:language="cs" fo:country="CZ" officeooo:rsid="000d547f" officeooo:paragraph-rsid="000bcab6"/>
    </style:style>
    <style:style style:name="P9" style:family="paragraph" style:parent-style-name="Standard">
      <style:text-properties fo:language="cs" fo:country="CZ" fo:font-weight="bold" officeooo:rsid="00091497" officeooo:paragraph-rsid="00091497" style:font-weight-asian="bold" style:font-weight-complex="bold"/>
    </style:style>
    <style:style style:name="P10" style:family="paragraph" style:parent-style-name="Standard">
      <style:text-properties fo:language="cs" fo:country="CZ" fo:font-weight="bold" officeooo:rsid="00101fda" officeooo:paragraph-rsid="00101fda" style:font-weight-asian="bold" style:font-weight-complex="bold"/>
    </style:style>
    <style:style style:name="P11" style:family="paragraph" style:parent-style-name="Standard">
      <style:text-properties fo:language="cs" fo:country="CZ" officeooo:rsid="00101fda" officeooo:paragraph-rsid="00101fda"/>
    </style:style>
    <style:style style:name="P12" style:family="paragraph" style:parent-style-name="Standard">
      <style:text-properties fo:language="cs" fo:country="CZ" fo:font-weight="normal" officeooo:rsid="00101fda" officeooo:paragraph-rsid="00101fda" style:font-weight-asian="normal" style:font-weight-complex="normal"/>
    </style:style>
    <style:style style:name="P13" style:family="paragraph" style:parent-style-name="Standard">
      <style:text-properties fo:language="cs" fo:country="CZ" fo:font-weight="normal" officeooo:rsid="0010df62" officeooo:paragraph-rsid="0010df62" style:font-weight-asian="normal" style:font-weight-complex="normal"/>
    </style:style>
    <style:style style:name="P14" style:family="paragraph" style:parent-style-name="Standard">
      <style:text-properties fo:language="cs" fo:country="CZ" fo:font-weight="normal" officeooo:rsid="0012da66" officeooo:paragraph-rsid="0012da66" style:font-weight-asian="normal" style:font-weight-complex="normal"/>
    </style:style>
    <style:style style:name="P15" style:family="paragraph" style:parent-style-name="Standard">
      <style:text-properties fo:language="cs" fo:country="CZ" officeooo:rsid="000e6f78" officeooo:paragraph-rsid="000e6f78"/>
    </style:style>
    <style:style style:name="P16" style:family="paragraph" style:parent-style-name="Standard">
      <style:text-properties fo:language="cs" fo:country="CZ" officeooo:rsid="001431ac" officeooo:paragraph-rsid="001431ac"/>
    </style:style>
    <style:style style:name="P17" style:family="paragraph" style:parent-style-name="Standard">
      <style:text-properties fo:language="cs" fo:country="CZ" officeooo:paragraph-rsid="000d547f"/>
    </style:style>
    <style:style style:name="P18" style:family="paragraph" style:parent-style-name="Standard">
      <style:text-properties officeooo:paragraph-rsid="00101fda"/>
    </style:style>
    <style:style style:name="P19" style:family="paragraph" style:parent-style-name="Table_20_Contents">
      <style:text-properties fo:language="cs" fo:country="CZ"/>
    </style:style>
    <style:style style:name="P20" style:family="paragraph" style:parent-style-name="Table_20_Contents">
      <style:text-properties fo:language="cs" fo:country="CZ" officeooo:rsid="0009f9a8" officeooo:paragraph-rsid="0009f9a8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91497"/>
    </style:style>
    <style:style style:name="T3" style:family="text">
      <style:text-properties fo:language="cs" fo:country="CZ" officeooo:rsid="00101fda"/>
    </style:style>
    <style:style style:name="T4" style:family="text">
      <style:text-properties officeooo:rsid="0009f9a8"/>
    </style:style>
    <style:style style:name="T5" style:family="text">
      <style:text-properties officeooo:rsid="000bcab6"/>
    </style:style>
    <style:style style:name="T6" style:family="text">
      <style:text-properties officeooo:rsid="000d547f"/>
    </style:style>
    <style:style style:name="T7" style:family="text">
      <style:text-properties officeooo:rsid="000e6f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01fda"/>
    </style:style>
    <style:style style:name="T10" style:family="text">
      <style:text-properties style:font-name="serif" fo:font-size="9pt"/>
    </style:style>
    <style:style style:name="T11" style:family="text">
      <style:text-properties style:font-name="serif" fo:font-size="9pt" fo:language="cs" fo:country="CZ"/>
    </style:style>
    <style:style style:name="T12" style:family="text">
      <style:text-properties style:font-name="serif" fo:font-size="9pt" fo:language="cs" fo:country="CZ" officeooo:rsid="00091497"/>
    </style:style>
    <style:style style:name="T13" style:family="text">
      <style:text-properties style:font-name="serif" fo:font-size="9pt" officeooo:rsid="00091497"/>
    </style:style>
    <style:style style:name="T14" style:family="text">
      <style:text-properties officeooo:rsid="00091497"/>
    </style:style>
    <style:style style:name="T15" style:family="text">
      <style:text-properties officeooo:rsid="0015f5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nemam to rad</text:p>
      <text:p text:style-name="P2"/>
      <text:p text:style-name="P2"/>
      <text:p text:style-name="P2">1. Úvod</text:p>
      <text:p text:style-name="P18"><text:span text:style-name="T2">Tato dokumentace popisuje způsob řešení a algoritmy, které byly použity při implementaci linuxového firewallu do předmět PDS\footnote{</text:span><text:a xlink:type="simple" xlink:href="http://www.fit.vutbr.cz/study/course-l.php.cs?id=6391" text:style-name="Internet_20_link" text:visited-style-name="Visited_20_Internet_20_Link"><text:span text:style-name="T2">http://www.fit.vutbr.cz/study/course-l.php.cs?id=6391</text:span></text:a><text:span text:style-name="T2">}. Zadáním bylo implementovat modul pro linuxové jádro, využívající netfilter\footnote{http://www.netfilter.org/}, a uživatelksou aplikaci pro komunikaci s tímto modulem. Řešení tohoto projektu bylo inspirováno online návodem „</text:span><text:span text:style-name="T1">How to Write a Linux Firewall in Less than 1000 Lines of Code“</text:span><text:span text:style-name="T3">\cite{2}</text:span><text:span text:style-name="T1">, </text:span><text:span text:style-name="T3">který napsal L</text:span><text:span text:style-name="T11">iu Feipeng. </text:span><text:span text:style-name="T12">Kompletní text zadání je možné nalézt v souboru \texttt{doc/zadani.txt}.</text:span></text:p>
      <text:p text:style-name="P2"/>
      <text:p text:style-name="P2"/>
      <text:p text:style-name="P2">2. <text:span text:style-name="T8">Popis řešení</text:span></text:p>
      <text:p text:style-name="P11">Firewall je rozdělen na dvě části a to modul pro linuxové jádro, \textit{pdsfw.ko} a klientskou aplikaci \textit{pdscli}.</text:p>
      <text:p text:style-name="P11"/>
      <text:p text:style-name="P9">2.3 Syntaktická kontrola pravidel</text:p>
      <text:p text:style-name="P2">Pravidla musí mít následující formát:</text:p>
      <text:p text:style-name="P2">&lt;number&gt; &lt;action&gt; &lt;protocol&gt; from &lt;src IP&gt; to &lt;dest IP&gt; [src-port &lt;srcPort&gt;] [dst-port &lt;dstPort&gt;], kde jednotlivé složky mají následující význam:</text:p>
      <text:p text:style-name="P2"/>
      <text:p text:style-name="P2">&lt;number&gt;:   číslo pravidla<text:line-break/>&lt;action&gt;:     allow | deny<text:line-break/>&lt;protocol&gt;:  tcp | udp | icmp | ip<text:line-break/>&lt;src IP&gt;:     IPv4 adresa | any<text:line-break/>&lt;dst IP&gt;:     IPv4 adresa | any<text:line-break/>&lt;srcPort&gt;:   číslo portu<text:line-break/>&lt;dstPort&gt;:   číslo portu</text:p>
      <text:p text:style-name="P2"/>
      <text:p text:style-name="P2">Příklad:</text:p>
      <text:p text:style-name="P2">20 allow udp from any to 8.8.8.8 src-port 53</text:p>
      <text:p text:style-name="P2"/>
      <text:p text:style-name="P1"><text:span text:style-name="T1">Kontrola syntaxe pravidel, ať už specifikovaných v souboru nebo pravidla zadaného za přepínačem \texttt{-a}, se provádí pomocí nástrojů \textit{flex}\footnote{http://flex.sourceforge.net/} a \textit{yacc}\footnote{</text:span><text:a xlink:type="simple" xlink:href="http://dinosaur.compilertools.net/yacc/" text:style-name="Internet_20_link" text:visited-style-name="Visited_20_Internet_20_Link"><text:span text:style-name="T1">http://dinosaur.compilertools.net/yacc/</text:span></text:a><text:span text:style-name="T1">}. Pomocí nástroje flex je generován lexikální analyzátor, který čte jednotlivé lexikální jednotky a předává je nástroji yacc, který poté provádí kontrolu syntaxe čtených pravidel podle zvolené gramatiky.</text:span></text:p>
      <text:p text:style-name="P2"/>
      <text:p text:style-name="P15">INCLUDE (schema)</text:p>
      <text:p text:style-name="P2"/>
      <text:p text:style-name="P2">2.3 Lexikální jednotky</text:p>
      <text:p text:style-name="P3">Definici lexikálních jednotek neboli tzv. \textit{lexémů}, které má lex. analýzator rozpoznávat se provádí pomocí regulárních výrazů. <text:span text:style-name="T4">Pro rozpoznávání jednotlivých lexémů byly zvoleny regulární výraky, které specifikuje tabulka \tab{}\tab-label{Detailní informace viz. soubor \texttt{tokens.lex}. Význam jednotlivých vzorů je možné nálezt v dokumentaci nástroje flex \cite{1}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Řetězec</text:p>
          </table:table-cell>
          <table:table-cell table:style-name="Table1.A1" office:value-type="string">
            <text:p text:style-name="P20">Vzor</text:p>
          </table:table-cell>
          <table:table-cell table:style-name="Table1.C1" office:value-type="string">
            <text:p text:style-name="P20">Popis</text:p>
          </table:table-cell>
        </table:table-row>
        <text:soft-page-break/>
        <table:table-row>
          <table:table-cell table:style-name="Table1.A2" office:value-type="string">
            <text:p text:style-name="P3">&lt;number&gt;</text:p>
          </table:table-cell>
          <table:table-cell table:style-name="Table1.A2" office:value-type="string">
            <text:p text:style-name="P20">^([1-9]|[0-9][0-9]|[0-9][0-9][0-9]|[0-9][0-9][0-9][0-9]|[0-9][0-9][0-9][0-9][0-9]|[0-9][0-9][0-9][0-9][0-9][0-9])</text:p>
          </table:table-cell>
          <table:table-cell table:style-name="Table1.C2" office:value-type="string">
            <text:p text:style-name="P20">Rozsah hodnot ID pravidel je omezen na interval (1,1000000).</text:p>
          </table:table-cell>
        </table:table-row>
        <table:table-row>
          <table:table-cell table:style-name="Table1.A2" office:value-type="string">
            <text:p text:style-name="P3">&lt;action&gt;</text:p>
          </table:table-cell>
          <table:table-cell table:style-name="Table1.A2" office:value-type="string">
            <text:p text:style-name="P4">allow|deny|ALLOW|DENY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">&lt;protocol&gt;</text:p>
          </table:table-cell>
          <table:table-cell table:style-name="Table1.A2" office:value-type="string">
            <text:p text:style-name="P4">tcp|udp|icmp|ip|TCP|UDP|ICMP|IP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"><text:span text:style-name="T4">f</text:span>rom</text:p>
            <text:p text:style-name="P3">to</text:p>
          </table:table-cell>
          <table:table-cell table:style-name="Table1.A2" office:value-type="string">
            <text:p text:style-name="P4">from|FROM</text:p>
            <text:p text:style-name="P4">to|TO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">&lt;src IP&gt;</text:p>
            <text:p text:style-name="P3">&lt;dest IP&gt;</text:p>
          </table:table-cell>
          <table:table-cell table:style-name="Table1.A2" office:value-type="string">
            <text:p text:style-name="P4">((({DIGIT}{1,2})|(1{DIGIT}{2})|(2[0-4]{DIGIT})|(25[0-5]))\.){3}(({DIGIT}{1,2})|(1{DIGIT}{2})|(2[0-4]{DIGIT})|(25[0-5]))|any|ANY</text:p>
          </table:table-cell>
          <table:table-cell table:style-name="Table1.C2" office:value-type="string">
            <text:p text:style-name="P20">Hodnoty validních IPv4 adres jsou omezeny na rozsah 0.0.0.0 až 255.255.255.0</text:p>
          </table:table-cell>
        </table:table-row>
        <table:table-row>
          <table:table-cell table:style-name="Table1.A2" office:value-type="string">
            <text:p text:style-name="P3"><text:span text:style-name="T4">s</text:span>rc-port</text:p>
            <text:p text:style-name="P3">dst-port</text:p>
          </table:table-cell>
          <table:table-cell table:style-name="Table1.A2" office:value-type="string">
            <text:p text:style-name="P4">src-port|SRC-PORT</text:p>
            <text:p text:style-name="P4">dst-port|DST-PORT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">&lt;srcPort&gt;</text:p>
            <text:p text:style-name="P3">&lt;dstPort&gt;</text:p>
          </table:table-cell>
          <table:table-cell table:style-name="Table1.A2" office:value-type="string">
            <text:p text:style-name="P4">([0-9]{1,4}|[1-5][0-9]{4}|6[0-4][0-9]{3}|65[0-4][0-9]{2}|655[0-2][0-9]|6553[0-5])</text:p>
          </table:table-cell>
          <table:table-cell table:style-name="Table1.C2" office:value-type="string">
            <text:p text:style-name="P20">Hodnoty přijatelných portů jsou omezeny na interval (0, 65535).</text:p>
          </table:table-cell>
        </table:table-row>
      </table:table>
      <text:p text:style-name="P4"/>
      <text:p text:style-name="P5">2.4 Gramatika</text:p>
      <text:p text:style-name="P5">Pro kontrolu syntaxe je použita následující <text:span text:style-name="T6">bezkontextová</text:span> gramatika:</text:p>
      <text:p text:style-name="P5">G = (N, T, P, S), kde</text:p>
      <text:p text:style-name="P5"/>
      <text:p text:style-name="P8">N = {rules, rule, port</text:p>
      <text:p text:style-name="P17"><text:span text:style-name="T6">T = {</text:span>&lt;number&gt;, &lt;action&gt;, &lt;protocol&gt;, from, &lt;src IP&gt;, to, &lt;dest IP&gt;, src-port, &lt;srcPort&gt;, dst-port, &lt;dstPort&gt;<text:span text:style-name="T6">}</text:span></text:p>
      <text:p text:style-name="P7">P = {</text:p>
      <text:p text:style-name="P5"><text:tab/>rules → epsilon | rule,</text:p>
      <text:p text:style-name="P6"><text:tab/>rule →&lt;number&gt; &lt;action&gt; &lt;protocol&gt; from &lt;src IP&gt; to &lt;dest IP&gt; port rules,</text:p>
      <text:p text:style-name="P7"><text:tab/>port → epsilon | <text:span text:style-name="T5">src-port &lt;srcPort&gt; </text:span>| <text:span text:style-name="T5">dst-port &lt;dstPort&gt; </text:span>| <text:span text:style-name="T5">src-port &lt;srcPort&gt; dst-port &lt;dstPort&gt;</text:span></text:p>
      <text:p text:style-name="P7">}</text:p>
      <text:p text:style-name="P7">S = rules.</text:p>
      <text:p text:style-name="P7"/>
      <text:p text:style-name="P7">Jak je vidět z pravidel gramatiky G, soubor pravidel může být buď prázdný, nebo se skládát z pravidel, která obsahují id, akci, protokol a zdrojovou a cílovou IP adresu, případně může pravidlo specifikovat také cílový/zdrojový port. <text:span text:style-name="T7">Zápis gramatiky je možné nalézt v souboru \texttt{grammar.y}.</text:span></text:p>
      <text:p text:style-name="P7"/>
      <text:p text:style-name="P10">2.4 Vzájemná komunikace</text:p>
      <text:p text:style-name="P12">Komunikace mezi modulem pdsfw a klientskou aplikaci se provádí prostřednictvím virtuální filesystému \texttt{/proc}. Při zavedení modulu do jádra je vytvořen soubor \texttt{/proc/pdsfw_xsruba03}. Při každém pokusu o čtení toho souboru je tato událost zachycena modulem a zpracována. Zpracování se rozumí zapsaní pravidel firewallu z datové struktury do daného souboru. Zápis do toho souboru je taktéž událost, kterou modul zpracovává. Vždy když chce klientská aplikce získat seznam aktuálně použivaných pravidel nebo provést odstranění nekterého z pravidel, pak do zapíše do souboru \texttt{/proc/pdsfw_xsruba03} daný příkaz, který modul zpracuje a vyhodnotí.</text:p>
      <text:p text:style-name="P12"/>
      <text:p text:style-name="P12">INCLUDE (schéma)</text:p>
      <text:p text:style-name="P12"/>
      <text:p text:style-name="P13">2.5 Datové struktury a klasifikace paketů</text:p>
      <text:p text:style-name="P13"><text:soft-page-break/>Pro uložení pravidel je použit linuxový obousměrně vázaný kruhový seznam nad kterým je definována relace uspořádání nad množinou čísel pravidel. Tato relace je zachována I při vkládání nových pravidel.</text:p>
      <text:p text:style-name="P13"/>
      <text:p text:style-name="P13">3. Instalace</text:p>
      <text:p text:style-name="P14">Pro přeložení projektu je přilože potřebný Makefile. Pro překlad tedy stačí spustit:</text:p>
      <text:p text:style-name="P14">make</text:p>
      <text:p text:style-name="P14">Po úspěšném překladu vzninkou dva binární soubory:</text:p>
      <text:p text:style-name="P14">1. pdsfw.ko</text:p>
      <text:p text:style-name="P14">2. pdscli</text:p>
      <text:p text:style-name="P14"/>
      <text:p text:style-name="P13">4. Příklad použití</text:p>
      <text:p text:style-name="P14">Nejprve je potřeba zavést příslušný modul do jádra:</text:p>
      <text:p text:style-name="P14">$ insmod pdsfw.ko</text:p>
      <text:p text:style-name="P14"/>
      <text:p text:style-name="P14">Úspěšné zavedení modulu je možné ověřit ve výpisu souboru \texttt{/var/log/messages}</text:p>
      <text:p text:style-name="P14">TODO: pridat vystupy z finalni aplikace</text:p>
      <text:p text:style-name="P14"/>
      <text:p text:style-name="P14">Po úspěšném zavedení modulu je možné používat klientskou aplikaci pdscli. Nejprve přídáme do firewallu nějaká pravidla, která máme uložena v souboru \texttt{test_fwrules.in}.</text:p>
      <text:p text:style-name="P14"/>
      <text:p text:style-name="P14">./pdscli -f test_fwrules.in</text:p>
      <text:p text:style-name="P14"/>
      <text:p text:style-name="P4">LITERATURA:</text:p>
      <text:p text:style-name="P4"><text:span text:style-name="T9">1: </text:span><text:a xlink:type="simple" xlink:href="http://flex.sourceforge.net/manual/Patterns.html#Patterns" text:style-name="Internet_20_link" text:visited-style-name="Visited_20_Internet_20_Link">http://flex.sourceforge.net/manual/Patterns.html#Patterns</text:a></text:p>
      <text:p text:style-name="P11">2. <text:a xlink:type="simple" xlink:href="http://www.roman10.net/a-linux-firewall-using-netfilter-part-1overview/" text:style-name="Internet_20_link" text:visited-style-name="Visited_20_Internet_20_Link">http://www.roman10.net/a-linux-firewall-using-netfilter-part-1overview/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44:12.805227997</meta:creation-date>
    <dc:date>2015-03-10T21:13:27.259531013</dc:date>
    <meta:editing-duration>PT18M5S</meta:editing-duration>
    <meta:editing-cycles>4</meta:editing-cycles>
    <meta:generator>LibreOffice/4.3.6.2$Linux_x86 LibreOffice_project/430$Build-2</meta:generator>
    <meta:document-statistic meta:table-count="1" meta:image-count="0" meta:object-count="0" meta:page-count="3" meta:paragraph-count="74" meta:word-count="645" meta:character-count="5200" meta:non-whitespace-character-count="4607"/>
  </office:meta>
</office:document-meta>
</file>